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1AC5226E511959D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aining Wheels: Ride Shar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way for associates to offer and find rid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ck E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DBC</text:p>
                <text:list>
                  <text:list-item>
                    <text:p>Procedures</text:p>
                  </text:list-item>
                  <text:list-item>
                    <text:p>Automated jobs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ipe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enkins</text:p>
              </text:list-item>
              <text:list-item>
                <text:p>SonarQub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iddle Ti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pring Boot</text:p>
              </text:list-item>
              <text:list-item>
                <text:p>Ban User Functionality (tied into Front End)</text:p>
              </text:list-item>
              <text:list-item>
                <text:p>JavaDoc style documentation com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tilized Mockito</text:p>
              </text:list-item>
              <text:list-item>
                <text:p>Tests for:</text:p>
                <text:list>
                  <text:list-item>
                    <text:p>Ride (RideService)</text:p>
                  </text:list-item>
                  <text:list-item>
                    <text:p>Car (CarService)</text:p>
                  </text:list-item>
                  <text:list-item>
                    <text:p>User (UserService)</text:p>
                  </text:list-item>
                  <text:list-item>
                    <text:p>Slack (SlackFormat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curit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pring Security</text:p>
              </text:list-item>
              <text:list-item>
                <text:p>HTTPS</text:p>
              </text:list-item>
              <text:list-item>
                <text:p>Slack Integr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ront E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ployed AngularJS</text:p>
                <text:list>
                  <text:list-item>
                    <text:p>Can ban User (tied to Middle Tier)</text:p>
                  </text:list-item>
                  <text:list-item>
                    <text:p>Can hide Driver if no car</text:p>
                  </text:list-item>
                  <text:list-item>
                    <text:p>Ignore request feature</text:p>
                  </text:list-item>
                </text:list>
              </text:list-item>
              <text:list-item>
                <text:p>Commented JavaScript fi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ve demonstration of si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1AC5226E511959D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1:42:14.983000000</meta:creation-date>
    <meta:editing-duration>P0D</meta:editing-duration>
    <meta:editing-cycles>1</meta:editing-cycles>
    <meta:generator>LibreOffice/5.3.4.2$Windows_X86_64 LibreOffice_project/f82d347ccc0be322489bf7da61d7e4ad13fe2ff3</meta:generator>
    <dc:title>Bright Blue</dc:title>
    <meta:document-statistic meta:object-count="54"/>
  </office:meta>
</office:document-meta>
</file>